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054" officeooo:paragraph-rsid="001c8054"/>
    </style:style>
    <style:style style:name="P2" style:family="paragraph" style:parent-style-name="Standard">
      <style:text-properties officeooo:rsid="001c8054" officeooo:paragraph-rsid="001de3e9"/>
    </style:style>
    <style:style style:name="P3" style:family="paragraph" style:parent-style-name="Standard">
      <style:text-properties officeooo:rsid="001de3e9" officeooo:paragraph-rsid="001de3e9"/>
    </style:style>
    <style:style style:name="P4" style:family="paragraph" style:parent-style-name="Standard">
      <style:text-properties officeooo:rsid="001e14bb" officeooo:paragraph-rsid="001e14bb"/>
    </style:style>
    <style:style style:name="P5" style:family="paragraph" style:parent-style-name="Standard">
      <style:text-properties officeooo:rsid="001e14bb" officeooo:paragraph-rsid="001fb503"/>
    </style:style>
    <style:style style:name="P6" style:family="paragraph" style:parent-style-name="Standard">
      <style:text-properties officeooo:rsid="001fb503" officeooo:paragraph-rsid="001fb503"/>
    </style:style>
    <style:style style:name="P7" style:family="paragraph" style:parent-style-name="Standard">
      <style:text-properties officeooo:rsid="001fb503" officeooo:paragraph-rsid="001c8054"/>
    </style:style>
    <style:style style:name="P8" style:family="paragraph" style:parent-style-name="Standard">
      <style:text-properties officeooo:rsid="00206e5f" officeooo:paragraph-rsid="00206e5f"/>
    </style:style>
    <style:style style:name="P9" style:family="paragraph" style:parent-style-name="Standard">
      <style:text-properties officeooo:rsid="0026adc6" officeooo:paragraph-rsid="0026adc6"/>
    </style:style>
    <style:style style:name="P10" style:family="paragraph" style:parent-style-name="Standard">
      <style:text-properties officeooo:rsid="001fb503" officeooo:paragraph-rsid="00227fe4"/>
    </style:style>
    <style:style style:name="T1" style:family="text">
      <style:text-properties officeooo:rsid="001de3e9"/>
    </style:style>
    <style:style style:name="T2" style:family="text">
      <style:text-properties officeooo:rsid="001fb503"/>
    </style:style>
    <style:style style:name="T3" style:family="text">
      <style:text-properties officeooo:rsid="00210aab"/>
    </style:style>
    <style:style style:name="T4" style:family="text">
      <style:text-properties officeooo:rsid="00242515"/>
    </style:style>
    <style:style style:name="T5" style:family="text">
      <style:text-properties officeooo:rsid="0025c431"/>
    </style:style>
    <style:style style:name="T6" style:family="text">
      <style:text-properties officeooo:rsid="0026a9dc"/>
    </style:style>
    <style:style style:name="T7" style:family="text">
      <style:text-properties officeooo:rsid="0028477e"/>
    </style:style>
    <style:style style:name="T8" style:family="text">
      <style:text-properties officeooo:rsid="002b087d"/>
    </style:style>
    <style:style style:name="T9" style:family="text">
      <style:text-properties officeooo:rsid="002be52a"/>
    </style:style>
    <style:style style:name="T10" style:family="text">
      <style:text-properties officeooo:rsid="002cbda2"/>
    </style:style>
    <style:style style:name="T11" style:family="text">
      <style:text-properties officeooo:rsid="002d210e"/>
    </style:style>
    <style:style style:name="T12" style:family="text">
      <style:text-properties officeooo:rsid="002dc169"/>
    </style:style>
    <style:style style:name="T13" style:family="text">
      <style:text-properties officeooo:rsid="002f6590"/>
    </style:style>
    <style:style style:name="T14" style:family="text">
      <style:text-properties officeooo:rsid="003405ae"/>
    </style:style>
    <style:style style:name="T15" style:family="text">
      <style:text-properties officeooo:rsid="00356146"/>
    </style:style>
    <style:style style:name="T16" style:family="text">
      <style:text-properties officeooo:rsid="003644e1"/>
    </style:style>
    <style:style style:name="T17" style:family="text">
      <style:text-properties officeooo:rsid="0037d5e3"/>
    </style:style>
    <style:style style:name="T18" style:family="text">
      <style:text-properties officeooo:rsid="00394b6c"/>
    </style:style>
    <style:style style:name="T19" style:family="text">
      <style:text-properties officeooo:rsid="003aa9ff"/>
    </style:style>
    <style:style style:name="T20" style:family="text">
      <style:text-properties officeooo:rsid="003bc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2</text:span> bit<text:span text:style-name="T2">s</text:span> addressing <text:span text:style-name="T2">8 bits </text:span>registers</text:p>
      <text:p text:style-name="P1">SP = 0x0 <text:span text:style-name="T2">stackpointer</text:span></text:p>
      <text:p text:style-name="P2"><text:span text:style-name="T4">R1 </text:span>= 0x<text:span text:style-name="T1">1</text:span></text:p>
      <text:p text:style-name="P2">R<text:span text:style-name="T1">2</text:span> = 0x<text:span text:style-name="T1">2</text:span></text:p>
      <text:p text:style-name="P1">R3 = 0x3</text:p>
      <text:p text:style-name="P1"/>
      <text:p text:style-name="P9">Extra not directly accessible registers</text:p>
      <text:p text:style-name="P9">PC: Program Counter (8 bits)</text:p>
      <text:p text:style-name="P9">SR: Status Register (3 bits) [ GREATER<text:span text:style-name="T7">BIT</text:span> EQUAL<text:span text:style-name="T7">BIT </text:span>CARRY<text:span text:style-name="T7">BIT</text:span> ]</text:p>
      <text:p text:style-name="P1"/>
      <text:p text:style-name="P1">4 bit instruction opcode, <text:span text:style-name="T6">8</text:span> bit instruction size</text:p>
      <text:p text:style-name="P7">0x<text:span text:style-name="T14">0</text:span> cmp R<text:span text:style-name="T17">X</text:span> R<text:span text:style-name="T17">Y</text:span>: compares RX with RY, sets equals SR bit if equals, sets greater SR bit if R<text:span text:style-name="T20">Y</text:span> &gt; R<text:span text:style-name="T20">X</text:span></text:p>
      <text:p text:style-name="P1"><text:span text:style-name="T2">0xa </text:span>lb R<text:span text:style-name="T17">X</text:span> R<text:span text:style-name="T17">Y:</text:span> load byte pointed by R<text:span text:style-name="T18">X</text:span> in R<text:span text:style-name="T18">Y</text:span></text:p>
      <text:p text:style-name="P1"><text:span text:style-name="T2">0x1 </text:span>sb R<text:span text:style-name="T17">X</text:span> R<text:span text:style-name="T17">Y</text:span>: save byte in R<text:span text:style-name="T13">Y</text:span> on R<text:span text:style-name="T13">X</text:span>’s pointing position on memory</text:p>
      <text:p text:style-name="P7">0x2 ??</text:p>
      <text:p text:style-name="P1"><text:span text:style-name="T2">0x3 lui</text:span> <text:span text:style-name="T18">NUM </text:span>R<text:span text:style-name="T19">Y</text:span>: <text:span text:style-name="T15">copy</text:span> on R<text:span text:style-name="T19">Y</text:span> <text:span text:style-name="T8">2</text:span> bits NUM <text:span text:style-name="T15">on LSB</text:span></text:p>
      <text:p text:style-name="P3"><text:span text:style-name="T2">0x4 </text:span>sla <text:span text:style-name="T18">NUM </text:span>R<text:span text:style-name="T19">Y</text:span>: shift left by NUM R<text:span text:style-name="T19">Y</text:span></text:p>
      <text:p text:style-name="P3"><text:span text:style-name="T2">0x5 </text:span>sra <text:span text:style-name="T18">NUM </text:span>R<text:span text:style-name="T19">Y</text:span>: shift right by NUM R<text:span text:style-name="T19">Y</text:span></text:p>
      <text:p text:style-name="P3"><text:span text:style-name="T2">0x6 </text:span>and R<text:span text:style-name="T17">X</text:span> R<text:span text:style-name="T17">Y</text:span>: do logical AND on RY using RX as mask</text:p>
      <text:p text:style-name="P3"><text:span text:style-name="T2">0x7 </text:span>or R<text:span text:style-name="T17">X</text:span> R<text:span text:style-name="T17">Y</text:span>: do logical OR on RY using RX as mask</text:p>
      <text:p text:style-name="P3"><text:span text:style-name="T2">0x8 </text:span>add R<text:span text:style-name="T17">X</text:span> R<text:span text:style-name="T17">Y</text:span>: adds RX to RY, sets carry bit on SR if carry occurs</text:p>
      <text:p text:style-name="P10">0x9 ??</text:p>
      <text:p text:style-name="P4"><text:span text:style-name="T2">0xb br</text:span> NUM: jump to PC<text:span text:style-name="T2">+</text:span>NUM[<text:span text:style-name="T9">3</text:span>:0] position</text:p>
      <text:p text:style-name="P4"><text:span text:style-name="T2">0xc </text:span>jeq NUM: jump to <text:span text:style-name="T2">PC+</text:span>NUM[<text:span text:style-name="T9">3</text:span>:0] position if equals SR bit is set</text:p>
      <text:p text:style-name="P5"><text:span text:style-name="T2">0xd </text:span>jgt NUM: jump to PC<text:span text:style-name="T2">+</text:span>NUM[<text:span text:style-name="T9">3</text:span>:0] position if greater SR bit is set</text:p>
      <text:p text:style-name="P6">0xe jc NUM: jump to PC+NUM[<text:span text:style-name="T9">3</text:span>:0] position if carry SR bit is set</text:p>
      <text:p text:style-name="P8">0xf <text:span text:style-name="T3">j RX: jump to RX positi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57:45.597264628</meta:creation-date>
    <dc:date>2019-01-28T20:09:30.275502466</dc:date>
    <meta:editing-duration>PT8H37M23S</meta:editing-duration>
    <meta:editing-cycles>33</meta:editing-cycles>
    <meta:generator>LibreOffice/6.1.4.2$Linux_X86_64 LibreOffice_project/10$Build-2</meta:generator>
    <meta:document-statistic meta:table-count="0" meta:image-count="0" meta:object-count="0" meta:page-count="1" meta:paragraph-count="25" meta:word-count="223" meta:character-count="1019" meta:non-whitespace-character-count="821"/>
  </office:meta>
</office:document-meta>
</file>